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D" style:family="table-column">
      <style:table-column-properties style:column-width="3.403cm" style:rel-column-width="13116*"/>
    </style:style>
    <style:style style:name="Table1.E" style:family="table-column">
      <style:table-column-properties style:column-width="3.399cm" style:rel-column-width="1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3.496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984cm"/>
    </style:style>
    <style:style style:name="Table2.E" style:family="table-column">
      <style:table-column-properties style:column-width="3.1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4.706cm"/>
    </style:style>
    <style:style style:name="Table3.B" style:family="table-column">
      <style:table-column-properties style:column-width="3.496cm"/>
    </style:style>
    <style:style style:name="Table3.C" style:family="table-column">
      <style:table-column-properties style:column-width="3.704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3.1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5.89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3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11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12" style:family="paragraph" style:parent-style-name="Table_20_Contents">
      <style:text-properties fo:font-size="14pt" officeooo:rsid="00d99345" officeooo:paragraph-rsid="00dc2b16" style:font-size-asian="14pt" style:font-size-complex="14pt"/>
    </style:style>
    <style:style style:name="P13" style:family="paragraph" style:parent-style-name="Table_20_Contents">
      <style:text-properties fo:font-size="12pt" officeooo:rsid="00d99345" officeooo:paragraph-rsid="00d99345" style:font-size-asian="12pt" style:font-size-complex="12pt"/>
    </style:style>
    <style:style style:name="P14" style:family="paragraph" style:parent-style-name="Table_20_Contents">
      <style:text-properties fo:font-size="12pt" officeooo:rsid="00d99345" officeooo:paragraph-rsid="00db1df1" style:font-size-asian="12pt" style:font-size-complex="12pt"/>
    </style:style>
    <style:style style:name="P15" style:family="paragraph" style:parent-style-name="Table_20_Contents">
      <style:text-properties fo:font-size="12pt" officeooo:rsid="00db1df1" officeooo:paragraph-rsid="00db1df1" style:font-size-asian="12pt" style:font-size-complex="12pt"/>
    </style:style>
    <style:style style:name="P16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17" style:family="paragraph" style:parent-style-name="Table_20_Contents">
      <style:text-properties fo:font-size="12pt" officeooo:rsid="00dc2b16" officeooo:paragraph-rsid="00dc2b16" style:font-size-asian="12pt" style:font-size-complex="12pt"/>
    </style:style>
    <style:style style:name="P18" style:family="paragraph" style:parent-style-name="Table_20_Contents">
      <style:text-properties fo:font-size="12pt" officeooo:rsid="00dde174" officeooo:paragraph-rsid="00dde174" style:font-size-asian="12pt" style:font-size-complex="12pt"/>
    </style:style>
    <style:style style:name="P19" style:family="paragraph" style:parent-style-name="Table_20_Contents">
      <style:text-properties fo:font-size="12pt" officeooo:rsid="00e5d1a9" officeooo:paragraph-rsid="00e5d1a9" style:font-size-asian="12pt" style:font-size-complex="12pt"/>
    </style:style>
    <style:style style:name="P20" style:family="paragraph" style:parent-style-name="Table_20_Contents">
      <style:text-properties fo:font-size="12pt" officeooo:rsid="00df6d32" officeooo:paragraph-rsid="00df6d32" fo:background-color="#cccccc" style:font-size-asian="12pt" style:font-size-complex="12pt"/>
    </style:style>
    <style:style style:name="P21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paragraph-rsid="00db1df1" style:font-size-asian="10pt" style:font-size-complex="10pt"/>
    </style:style>
    <style:style style:name="P24" style:family="paragraph" style:parent-style-name="Table_20_Contents">
      <style:text-properties fo:font-size="10pt" officeooo:paragraph-rsid="00e5d1a9" style:font-size-asian="10pt" style:font-size-complex="10pt"/>
    </style:style>
    <style:style style:name="P25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26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27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28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29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30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31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32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33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34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35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36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3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3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2b511a" fo:font-weight="normal" officeooo:rsid="00bee14a" officeooo:paragraph-rsid="00cc7209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46" style:family="paragraph" style:parent-style-name="Standard" style:list-style-name="L2">
      <style:text-properties fo:color="#2b511a" officeooo:rsid="00a6b4ef" officeooo:paragraph-rsid="00a6b4ef"/>
    </style:style>
    <style:style style:name="P47" style:family="paragraph" style:parent-style-name="Standard" style:list-style-name="L2">
      <style:text-properties fo:color="#2b511a" officeooo:rsid="00a6b4ef" officeooo:paragraph-rsid="00d78dc8"/>
    </style:style>
    <style:style style:name="P48" style:family="paragraph" style:parent-style-name="Standard" style:list-style-name="L2">
      <style:text-properties officeooo:paragraph-rsid="00c7482f"/>
    </style:style>
    <style:style style:name="P49" style:family="paragraph" style:parent-style-name="Standard" style:list-style-name="L2">
      <style:text-properties officeooo:rsid="0096092e" officeooo:paragraph-rsid="00a6b4ef"/>
    </style:style>
    <style:style style:name="P50" style:family="paragraph" style:parent-style-name="Standard" style:list-style-name="L2">
      <style:text-properties officeooo:rsid="00c9508d" officeooo:paragraph-rsid="00c9508d"/>
    </style:style>
    <style:style style:name="P51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P52" style:family="paragraph" style:parent-style-name="Standard" style:list-style-name="L2">
      <style:text-properties officeooo:rsid="00179ad9" officeooo:paragraph-rsid="0093e80e"/>
    </style:style>
    <style:style style:name="P53" style:family="paragraph" style:parent-style-name="Standard" style:list-style-name="L2">
      <style:text-properties officeooo:rsid="00a6b4ef" officeooo:paragraph-rsid="00d78dc8"/>
    </style:style>
    <style:style style:name="P54" style:family="paragraph" style:parent-style-name="Standard" style:list-style-name="L2">
      <style:text-properties officeooo:rsid="00a6b4ef" officeooo:paragraph-rsid="00c4ce09"/>
    </style:style>
    <style:style style:name="P55" style:family="paragraph" style:parent-style-name="Standard" style:list-style-name="L2">
      <style:text-properties officeooo:rsid="00a6b4ef" officeooo:paragraph-rsid="00c5ab5f"/>
    </style:style>
    <style:style style:name="P56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57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58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text-properties fo:color="#000000" fo:font-size="16pt" fo:font-style="normal" fo:font-weight="bold" officeooo:rsid="00d99345" officeooo:paragraph-rsid="00ecf6f1" fo:background-color="transparent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text-properties fo:color="#000000" fo:font-size="13pt" fo:font-style="normal" fo:font-weight="bold" officeooo:rsid="00e98927" officeooo:paragraph-rsid="00e98927" fo:background-color="transparent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text-properties officeooo:paragraph-rsid="00e98927"/>
    </style:style>
    <style:style style:name="P62" style:family="paragraph" style:parent-style-name="Standard">
      <style:text-properties officeooo:rsid="00ebd9a3" officeooo:paragraph-rsid="00ebd9a3"/>
    </style:style>
    <style:style style:name="P63" style:family="paragraph" style:parent-style-name="Standard" style:list-style-name="L3">
      <style:text-properties officeooo:rsid="00ebd9a3" officeooo:paragraph-rsid="00ebd9a3"/>
    </style:style>
    <style:style style:name="P64" style:family="paragraph" style:parent-style-name="Standard">
      <style:text-properties officeooo:rsid="00d99345" officeooo:paragraph-rsid="00ecf6f1"/>
    </style:style>
    <style:style style:name="P65" style:family="paragraph" style:parent-style-name="Standard">
      <style:paragraph-properties fo:break-before="page"/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67" style:family="paragraph" style:parent-style-name="Table_20_Contents">
      <style:text-properties fo:font-size="14pt" officeooo:rsid="00d99345" officeooo:paragraph-rsid="00e6b6b6" style:font-size-asian="14pt" style:font-size-complex="14pt"/>
    </style:style>
    <style:style style:name="P68" style:family="paragraph" style:parent-style-name="Table_20_Contents">
      <style:text-properties fo:font-size="14pt" officeooo:rsid="00d99345" officeooo:paragraph-rsid="00e734a4" style:font-size-asian="14pt" style:font-size-complex="14pt"/>
    </style:style>
    <style:style style:name="P69" style:family="paragraph" style:parent-style-name="Table_20_Contents">
      <style:text-properties fo:font-size="14pt" officeooo:rsid="00d99345" officeooo:paragraph-rsid="00ecf6f1" style:font-size-asian="14pt" style:font-size-complex="14pt"/>
    </style:style>
    <style:style style:name="P70" style:family="paragraph" style:parent-style-name="Table_20_Contents">
      <style:text-properties fo:font-size="14pt" officeooo:rsid="00d99345" officeooo:paragraph-rsid="00f09a87" style:font-size-asian="14pt" style:font-size-complex="14pt"/>
    </style:style>
    <style:style style:name="P71" style:family="paragraph" style:parent-style-name="Table_20_Contents">
      <style:text-properties fo:font-size="14pt" officeooo:rsid="00e6b6b6" officeooo:paragraph-rsid="00e6b6b6" style:font-size-asian="14pt" style:font-size-complex="14pt"/>
    </style:style>
    <style:style style:name="P72" style:family="paragraph" style:parent-style-name="Table_20_Contents">
      <style:text-properties fo:font-size="14pt" officeooo:rsid="00e6b6b6" officeooo:paragraph-rsid="00ecf6f1" style:font-size-asian="14pt" style:font-size-complex="14pt"/>
    </style:style>
    <style:style style:name="P73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74" style:family="paragraph" style:parent-style-name="Table_20_Contents">
      <style:text-properties fo:font-size="11pt" officeooo:rsid="00d99345" officeooo:paragraph-rsid="00ecf6f1" style:font-size-asian="11pt" style:font-size-complex="11pt"/>
    </style:style>
    <style:style style:name="P75" style:family="paragraph" style:parent-style-name="Table_20_Contents">
      <style:text-properties fo:color="#000000" fo:font-size="14pt" fo:font-style="normal" fo:font-weight="bold" officeooo:rsid="00d99345" officeooo:paragraph-rsid="00e6b6b6" fo:background-color="transparent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Table_20_Contents">
      <style:text-properties fo:color="#000000" fo:font-size="14pt" fo:font-style="normal" fo:font-weight="bold" officeooo:rsid="00d99345" officeooo:paragraph-rsid="00ecf6f1" fo:background-color="transparent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Table_20_Contents">
      <style:text-properties fo:font-size="10pt" officeooo:paragraph-rsid="00e6b6b6" style:font-size-asian="10pt" style:font-size-complex="10pt"/>
    </style:style>
    <style:style style:name="P78" style:family="paragraph" style:parent-style-name="Table_20_Contents">
      <style:text-properties fo:font-size="10pt" officeooo:paragraph-rsid="00ecf6f1" style:font-size-asian="10pt" style:font-size-complex="10pt"/>
    </style:style>
    <style:style style:name="P79" style:family="paragraph" style:parent-style-name="Table_20_Contents">
      <style:text-properties fo:font-size="10pt" officeooo:paragraph-rsid="00ef3be9" style:font-size-asian="10pt" style:font-size-complex="10pt"/>
    </style:style>
    <style:style style:name="P80" style:family="paragraph" style:parent-style-name="Table_20_Contents">
      <style:text-properties fo:font-size="10pt" officeooo:paragraph-rsid="00e98927" fo:background-color="#dddddd" style:font-size-asian="10pt" style:font-size-complex="10pt"/>
    </style:style>
    <style:style style:name="P81" style:family="paragraph" style:parent-style-name="Table_20_Contents">
      <style:text-properties fo:font-size="12pt" officeooo:rsid="00e6b6b6" officeooo:paragraph-rsid="00e6b6b6" style:font-size-asian="12pt" style:font-size-complex="12pt"/>
    </style:style>
    <style:style style:name="P82" style:family="paragraph" style:parent-style-name="Table_20_Contents">
      <style:text-properties fo:font-size="12pt" officeooo:rsid="00e734a4" officeooo:paragraph-rsid="00e734a4" style:font-size-asian="12pt" style:font-size-complex="12pt"/>
    </style:style>
    <style:style style:name="P83" style:family="paragraph" style:parent-style-name="Table_20_Contents">
      <style:text-properties fo:font-size="12pt" officeooo:rsid="00e734a4" officeooo:paragraph-rsid="00ecf6f1" style:font-size-asian="12pt" style:font-size-complex="12pt"/>
    </style:style>
    <style:style style:name="P84" style:family="paragraph" style:parent-style-name="Table_20_Contents">
      <style:text-properties fo:font-size="12pt" officeooo:rsid="00e734a4" officeooo:paragraph-rsid="00f25bd5" style:font-size-asian="12pt" style:font-size-complex="12pt"/>
    </style:style>
    <style:style style:name="P85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86" style:family="paragraph" style:parent-style-name="Table_20_Contents">
      <style:text-properties fo:font-size="12pt" officeooo:rsid="00db9d95" officeooo:paragraph-rsid="00f25bd5" style:font-size-asian="12pt" style:font-size-complex="12pt"/>
    </style:style>
    <style:style style:name="P87" style:family="paragraph" style:parent-style-name="Table_20_Contents">
      <style:text-properties fo:font-size="12pt" officeooo:rsid="00d99345" officeooo:paragraph-rsid="00e734a4" style:font-size-asian="12pt" style:font-size-complex="12pt"/>
    </style:style>
    <style:style style:name="P88" style:family="paragraph" style:parent-style-name="Table_20_Contents" style:list-style-name="L3">
      <style:text-properties fo:font-size="12pt" officeooo:rsid="00d99345" officeooo:paragraph-rsid="00ee2b61" style:font-size-asian="12pt" style:font-size-complex="12pt"/>
    </style:style>
    <style:style style:name="P89" style:family="paragraph" style:parent-style-name="Table_20_Contents">
      <style:text-properties fo:font-size="12pt" officeooo:rsid="00d99345" officeooo:paragraph-rsid="00f25bd5" style:font-size-asian="12pt" style:font-size-complex="12pt"/>
    </style:style>
    <style:style style:name="P90" style:family="paragraph" style:parent-style-name="Table_20_Contents">
      <style:text-properties fo:font-size="12pt" officeooo:rsid="00ee2b61" officeooo:paragraph-rsid="00ee2b61" style:font-size-asian="12pt" style:font-size-complex="12pt"/>
    </style:style>
    <style:style style:name="P91" style:family="paragraph" style:parent-style-name="Table_20_Contents" style:list-style-name="L4">
      <style:text-properties fo:font-size="12pt" officeooo:rsid="00ee2b61" officeooo:paragraph-rsid="00ee2b61" style:font-size-asian="12pt" style:font-size-complex="12pt"/>
    </style:style>
    <style:style style:name="P92" style:family="paragraph" style:parent-style-name="Table_20_Contents" style:list-style-name="L4">
      <style:text-properties fo:font-size="12pt" officeooo:rsid="00ef3be9" officeooo:paragraph-rsid="00ef3be9" style:font-size-asian="12pt" style:font-size-complex="12pt"/>
    </style:style>
    <style:style style:name="P93" style:family="paragraph" style:parent-style-name="Table_20_Contents">
      <style:text-properties fo:font-size="12pt" officeooo:rsid="00ef3be9" officeooo:paragraph-rsid="00ef3be9" style:font-size-asian="12pt" style:font-size-complex="12pt"/>
    </style:style>
    <style:style style:name="P94" style:family="paragraph" style:parent-style-name="Table_20_Contents">
      <style:text-properties fo:font-size="12pt" officeooo:rsid="00f25bd5" officeooo:paragraph-rsid="00f25bd5" style:font-size-asian="12pt" style:font-size-complex="12pt"/>
    </style:style>
    <style:style style:name="P95" style:family="paragraph" style:parent-style-name="Table_20_Contents">
      <style:text-properties fo:font-size="12pt" officeooo:rsid="00db9d95" officeooo:paragraph-rsid="00e98927" fo:background-color="#dddddd" style:font-size-asian="12pt" style:font-size-complex="12pt"/>
    </style:style>
    <style:style style:name="P96" style:family="paragraph" style:parent-style-name="Table_20_Contents">
      <style:text-properties fo:font-size="12pt" officeooo:rsid="00e6b6b6" officeooo:paragraph-rsid="00e98927" fo:background-color="#dddddd" style:font-size-asian="12pt" style:font-size-complex="12pt"/>
    </style:style>
    <style:style style:name="P97" style:family="paragraph" style:parent-style-name="Table_20_Contents">
      <style:text-properties fo:font-size="12pt" officeooo:rsid="00e734a4" officeooo:paragraph-rsid="00e98927" fo:background-color="#dddddd" style:font-size-asian="12pt" style:font-size-complex="12pt"/>
    </style:style>
    <style:style style:name="P98" style:family="paragraph" style:parent-style-name="Table_20_Contents">
      <style:text-properties fo:font-size="12pt" officeooo:rsid="00f25bd5" officeooo:paragraph-rsid="00f25bd5" fo:background-color="transparent" style:font-size-asian="12pt" style:font-size-complex="12pt"/>
    </style:style>
    <style:style style:name="P99" style:family="paragraph" style:parent-style-name="Table_20_Contents">
      <style:text-properties fo:font-size="12pt" officeooo:rsid="00e734a4" officeooo:paragraph-rsid="00f25bd5" fo:background-color="transparent" style:font-size-asian="12pt" style:font-size-complex="12pt"/>
    </style:style>
    <style:style style:name="P100" style:family="paragraph" style:parent-style-name="Table_20_Contents" style:list-style-name="L6">
      <style:text-properties officeooo:paragraph-rsid="00ef3be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officeooo:rsid="009335f8"/>
    </style:style>
    <style:style style:name="T5" style:family="text">
      <style:text-properties officeooo:rsid="0094a1f0"/>
    </style:style>
    <style:style style:name="T6" style:family="text">
      <style:text-properties officeooo:rsid="0094d20f"/>
    </style:style>
    <style:style style:name="T7" style:family="text">
      <style:text-properties officeooo:rsid="0098390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ad251c" fo:background-color="transparent" loext:char-shading-value="0"/>
    </style:style>
    <style:style style:name="T10" style:family="text">
      <style:text-properties officeooo:rsid="00c0d841" fo:background-color="transparent" loext:char-shading-value="0"/>
    </style:style>
    <style:style style:name="T11" style:family="text">
      <style:text-properties officeooo:rsid="00cdfac2" fo:background-color="transparent" loext:char-shading-value="0"/>
    </style:style>
    <style:style style:name="T12" style:family="text">
      <style:text-properties officeooo:rsid="00bee14a" fo:background-color="transparent" loext:char-shading-value="0"/>
    </style:style>
    <style:style style:name="T13" style:family="text">
      <style:text-properties officeooo:rsid="00bc799f" fo:background-color="transparent" loext:char-shading-value="0"/>
    </style:style>
    <style:style style:name="T14" style:family="text">
      <style:text-properties officeooo:rsid="00d3235b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9de8de"/>
    </style:style>
    <style:style style:name="T22" style:family="text">
      <style:text-properties officeooo:rsid="009f81fd"/>
    </style:style>
    <style:style style:name="T23" style:family="text">
      <style:text-properties officeooo:rsid="00ad2675"/>
    </style:style>
    <style:style style:name="T24" style:family="text">
      <style:text-properties officeooo:rsid="00af8ac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bab592" style:font-style-asian="italic" style:font-style-complex="italic"/>
    </style:style>
    <style:style style:name="T27" style:family="text">
      <style:text-properties officeooo:rsid="00c2cb1b"/>
    </style:style>
    <style:style style:name="T28" style:family="text">
      <style:text-properties officeooo:rsid="00179ad9"/>
    </style:style>
    <style:style style:name="T29" style:family="text">
      <style:text-properties officeooo:rsid="00c7482f"/>
    </style:style>
    <style:style style:name="T30" style:family="text">
      <style:text-properties officeooo:rsid="00db1df1"/>
    </style:style>
    <style:style style:name="T31" style:family="text">
      <style:text-properties officeooo:rsid="00dc2b16"/>
    </style:style>
    <style:style style:name="T32" style:family="text">
      <style:text-properties officeooo:rsid="00dde174"/>
    </style:style>
    <style:style style:name="T33" style:family="text">
      <style:text-properties officeooo:rsid="00e5d1a9"/>
    </style:style>
    <style:style style:name="T34" style:family="text">
      <style:text-properties officeooo:rsid="00e6b6b6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e6b6b6" style:font-size-asian="11pt" style:font-size-complex="11pt"/>
    </style:style>
    <style:style style:name="T37" style:family="text">
      <style:text-properties fo:font-size="11pt" officeooo:rsid="00e734a4" style:font-size-asian="11pt" style:font-size-complex="11pt"/>
    </style:style>
    <style:style style:name="T38" style:family="text">
      <style:text-properties officeooo:rsid="00e734a4"/>
    </style:style>
    <style:style style:name="T39" style:family="text">
      <style:text-properties officeooo:rsid="00ea16f4"/>
    </style:style>
    <style:style style:name="T40" style:family="text">
      <style:text-properties fo:color="#000000" fo:font-size="16pt" fo:font-style="normal" fo:font-weight="bold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0000" fo:font-size="16pt" fo:font-style="normal" fo:font-weight="bold" officeooo:rsid="00e6b6b6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000000" fo:font-size="16pt" fo:font-style="normal" fo:font-weight="bold" officeooo:rsid="00ecf6f1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0000" fo:font-size="16pt" fo:font-style="normal" fo:font-weight="bold" officeooo:rsid="00ef3be9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officeooo:rsid="00ee2b61"/>
    </style:style>
    <style:style style:name="T45" style:family="text">
      <style:text-properties officeooo:rsid="00ef3be9"/>
    </style:style>
    <style:style style:name="T46" style:family="text">
      <style:text-properties fo:font-size="12pt" officeooo:rsid="00ef3be9" style:font-size-asian="12pt" style:font-size-complex="12pt"/>
    </style:style>
    <style:style style:name="T47" style:family="text">
      <style:text-properties officeooo:rsid="00f25bd5"/>
    </style:style>
    <style:style style:name="T48" style:family="text">
      <style:text-properties officeooo:rsid="00f3a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666646227" text:style-name="L1">
        <text:list-item>
          <text:p text:style-name="P25">Don't crash into a base converted ship if I don't mind the opponent's base to avoid losing my ships unnecessarily</text:p>
          <text:list>
            <text:list-item>
              <text:p text:style-name="P26">Decide what converting ships I want to let convert peacefully</text:p>
            </text:list-item>
            <text:list-item>
              <text:p text:style-name="P27">Treat it as an existing base to avoid accidentally running into it!</text:p>
            </text:list-item>
            <text:list-item>
              <text:p text:style-name="P28">Handle boxed_in_attack_squares – <text:span text:style-name="T21">set all 5 to False in case we don’t want to attack the converting ship.</text:span></text:p>
            </text:list-item>
            <text:list-item>
              <text:p text:style-name="P28">Handle box in logic – abort attack <text:span text:style-name="T22">for boxed in squares</text:span></text:p>
            </text:list-item>
            <text:list-item>
              <text:p text:style-name="P28">Handle hoarding logic – don’t attack the convert square!</text:p>
            </text:list-item>
            <text:list-item>
              <text:p text:style-name="P29">Handle plan to actions logic – treat the newly converted base as an existing bad position</text:p>
            </text:list-item>
          </text:list>
        </text:list-item>
        <text:list-item>
          <text:p text:style-name="P30">Never ignore a zero halite ship <text:span text:style-name="T20">that is on a non zero halite square </text:span>and is boxed in by zero halite ships - assume it performs zero distance attacks. <text:span text:style-name="T4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528759344" text:style-name="L2">
        <text:list-item>
          <text:p text:style-name="P49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32"><text:span text:style-name="T9">D</text:span><text:span text:style-name="T8">efend &gt; 1 base</text:span></text:p>
        </text:list-item>
        <text:list-item>
          <text:p text:style-name="P37">Allow returning to an abandoned base if I can do so safely</text:p>
        </text:list-item>
        <text:list-item>
          <text:p text:style-name="P38">Don’t attack an opponent when it will likely get me killed afterwards (unless if I’m winning and attacking the number 2)</text:p>
        </text:list-item>
        <text:list-item>
          <text:p text:style-name="P39">Add the number of bases in the approximate scores</text:p>
        </text:list-item>
        <text:list-item>
          <text:p text:style-name="P40">Ignore the max ship schedule for now – set a very high schedule</text:p>
        </text:list-item>
        <text:list-item>
          <text:p text:style-name="P41">Reduce aggressive camping patience - once I am attacked I should be careful when camping <text:span text:style-name="T5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42">Don’t keep rebuilding bases after abandonment – stop at <text:span text:style-name="T27">3 non permanently camped not attacked positions</text:span></text:p>
        </text:list-item>
        <text:list-item>
          <text:p text:style-name="P43">Strategically create &gt; 1 base</text:p>
          <text:list>
            <text:list-item>
              <text:p text:style-name="P50"><text:span text:style-name="T19">A</text:span><text:span text:style-name="T16">void conflicts: mark convert ships as unavailable for subsequent actions</text:span></text:p>
            </text:list-item>
            <text:list-item>
              <text:p text:style-name="P33"><text:span text:style-name="T8">Smarter return on rescue missions – </text:span><text:span text:style-name="T10">return to the nearest active base </text:span><text:span text:style-name="T11">that is not permanently camped</text:span></text:p>
            </text:list-item>
            <text:list-item>
              <text:p text:style-name="P34"><text:span text:style-name="T13">S</text:span><text:span text:style-name="T8">core the best triangle points as a function of the enclosed and potential halite</text:span></text:p>
            </text:list-item>
            <text:list-item>
              <text:p text:style-name="P35"><text:span text:style-name="T12">A</text:span><text:span text:style-name="T13">ttack campers at strategic bases</text:span></text:p>
            </text:list-item>
            <text:list-item>
              <text:p text:style-name="P36"><text:span text:style-name="T13">Attack bases not only based on distance to the main base </text:span><text:span text:style-name="T12">but on distance to </text:span><text:span text:style-name="T14">any non abandoned </text:span><text:span text:style-name="T12">bases</text:span></text:p>
            </text:list-item>
            <text:list-item>
              <text:p text:style-name="P44">Review spawning strategy – where to spawn</text:p>
            </text:list-item>
            <text:list-item>
              <text:p text:style-name="P45">Smarter number of defenders per base</text:p>
            </text:list-item>
          </text:list>
        </text:list-item>
        <text:list-item>
          <text:p text:style-name="P51"><text:span text:style-name="T25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6">Probably obsolete when strategically creating &gt; 1 base</text:span></text:p>
        </text:list-item>
      </text:list>
      <text:p text:style-name="P2"/>
      <text:p text:style-name="P5">Open <text:span text:style-name="T6">questions</text:span></text:p>
      <text:list xml:id="list165002051775626" text:continue-numbering="true" text:style-name="L2">
        <text:list-item>
          <text:p text:style-name="P52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31">Explanation: equal halite ships and <text:span text:style-name="T7">a threat at D2 – resulted in incorrectly ignoring the threat at D1 (FIXED)</text:span></text:p>
        </text:list-item>
      </text:list>
      <text:p text:style-name="P3"/>
      <text:p text:style-name="P7"><text:span text:style-name="T23">Later t</text:span>his week development <text:span text:style-name="T23">ideas</text:span></text:p>
      <text:list xml:id="list165002365700058" text:continue-numbering="true" text:style-name="L2">
        <text:list-item>
          <text:p text:style-name="P46"><text:soft-page-break/>Strategically create &gt; 1 base</text:p>
        </text:list-item>
        <text:list-item>
          <text:p text:style-name="P47">Min return to base multiplier of 0.99 when returning to it is safe</text:p>
        </text:list-item>
        <text:list-item>
          <text:p text:style-name="P53">Cut off opponents from desired escape directions in pack hunting</text:p>
        </text:list-item>
        <text:list-item>
          <text:p text:style-name="P54">Try out farming Fei Wang strategy - Factor in the <text:span text:style-name="T28">boxed in halite of bases into the score</text:span></text:p>
        </text:list-item>
        <text:list-item>
          <text:p text:style-name="P55">Smarter rescue strategy (avoid aggressive attackers) <text:span text:style-name="T24">(also: more aggressive attacking in predictable opponent behavior: loops and rescue).</text:span></text:p>
          <text:p text:style-name="P48"><text:span text:style-name="T24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9">step 207.</text:span></text:p>
        </text:list-item>
        <text:list-item>
          <text:p text:style-name="P56">Better coordination in pack hunting (less solo ships)</text:p>
        </text:list-item>
        <text:list-item>
          <text:p text:style-name="P57">Box in pack hunting</text:p>
        </text:list-item>
      </text:list>
      <text:p text:style-name="P10"/>
      <text:p text:style-name="P8"><text:span text:style-name="T23">Later t</text:span>his week development <text:span text:style-name="T23">ideas</text:span></text:p>
      <text:p text:style-name="P8"/>
      <text:p text:style-name="P9">Final submission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1">Submission name</text:p>
          </table:table-cell>
          <table:table-cell table:style-name="Table1.A1" office:value-type="string">
            <text:p text:style-name="P11">Camping strategy</text:p>
            <text:p text:style-name="P21">start_camp_if_not_winning</text:p>
          </table:table-cell>
          <table:table-cell table:style-name="Table1.A1" office:value-type="string">
            <text:p text:style-name="P11">Base strategy</text:p>
            <text:p text:style-name="P21">(triangle, independent, influence, potential)</text:p>
          </table:table-cell>
          <table:table-cell table:style-name="Table1.A1" office:value-type="string">
            <text:p text:style-name="P11">Standard ships early hunting</text:p>
          </table:table-cell>
          <table:table-cell table:style-name="Table1.E1" office:value-type="string">
            <text:p text:style-name="P12">Standard ships <text:span text:style-name="T31">late</text:span> hunting</text:p>
          </table:table-cell>
        </table:table-row>
        <table:table-row>
          <table:table-cell table:style-name="Table1.A2" office:value-type="string">
            <text:p text:style-name="P22">Rule actions v3 optimum 1 additional rules 18 influence base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(0, 8, 2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18 triangle base</text:p>
          </table:table-cell>
          <table:table-cell table:style-name="Table1.A2" office:value-type="string">
            <text:p text:style-name="P16">1</text:p>
            <text:p text:style-name="P16"/>
          </table:table-cell>
          <table:table-cell table:style-name="Table1.A2" office:value-type="string">
            <text:p text:style-name="P16">(20, 8, 1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23.py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3">5</text:p>
          </table:table-cell>
          <table:table-cell table:style-name="Table1.E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2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3</text:span>.py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4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5">5</text:p>
          </table:table-cell>
          <table:table-cell table:style-name="Table1.E2" office:value-type="string">
            <text:p text:style-name="P17">15</text:p>
          </table:table-cell>
        </table:table-row>
        <table:table-row>
          <table:table-cell table:style-name="Table1.A2" office:value-type="string">
            <text:p text:style-name="P24">Rule actions v3 optimum 1 additional rules 2<text:span text:style-name="T33">6</text:span>.py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</table:table>
      <text:p text:style-name="P9"/>
      <text:p text:style-name="P65"><text:span text:style-name="T34">Submissions Sep 14: </text:span>Rule actions v3 optimum 1 additional rules 27</text:p>
      <text:p text:style-name="P75">Camping strategy: <text:span text:style-name="T35">start_camp_if_not_winning </text:span><text:span text:style-name="T36">Fals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Submission name</text:p>
          </table:table-cell>
          <table:table-cell table:style-name="Table2.A1" office:value-type="string">
            <text:p text:style-name="P67"><text:span text:style-name="T34">Collect n step risk</text:span></text:p>
            <text:p text:style-name="P68"><text:span text:style-name="T37">(late hunting, after hunting)</text:span></text:p>
          </table:table-cell>
          <table:table-cell table:style-name="Table2.A1" office:value-type="string">
            <text:p text:style-name="P11">Base strategy</text:p>
            <text:p text:style-name="P21">(triangle, independent, influence, potential)</text:p>
          </table:table-cell>
          <table:table-cell table:style-name="Table2.A1" office:value-type="string">
            <text:p text:style-name="P71">Strategic base distance</text:p>
          </table:table-cell>
          <table:table-cell table:style-name="Table2.E1" office:value-type="string">
            <text:p text:style-name="P11">Standard ships <text:span text:style-name="T37">(</text:span><text:span text:style-name="T35">early </text:span><text:span text:style-name="T37">hunting, 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1</text:span>.py</text:p>
          </table:table-cell>
          <table:table-cell table:style-name="Table2.A2" office:value-type="string">
            <text:p text:style-name="P82">(0.5, 0.5)</text:p>
          </table:table-cell>
          <table:table-cell table:style-name="Table2.A2" office:value-type="string">
            <text:p text:style-name="P16">(20, 8, 1, 15)</text:p>
          </table:table-cell>
          <table:table-cell table:style-name="Table2.A2" office:value-type="string">
            <text:p text:style-name="P81">7</text:p>
          </table:table-cell>
          <table:table-cell table:style-name="Table2.E2" office:value-type="string">
            <text:p text:style-name="P82">(5, 15)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2</text:span>.py</text:p>
          </table:table-cell>
          <table:table-cell table:style-name="Table2.A2" office:value-type="string">
            <text:p text:style-name="P82">(0.3, 0.4)</text:p>
          </table:table-cell>
          <table:table-cell table:style-name="Table2.A2" office:value-type="string">
            <text:p text:style-name="P87">(0, 8, 2, <text:span text:style-name="T30">15)</text:span></text:p>
          </table:table-cell>
          <table:table-cell table:style-name="Table2.A2" office:value-type="string">
            <text:p text:style-name="P81">7</text:p>
          </table:table-cell>
          <table:table-cell table:style-name="Table2.E2" office:value-type="string">
            <text:p text:style-name="P82">(2, 15)</text:p>
          </table:table-cell>
        </table:table-row>
        <table:table-row>
          <table:table-cell table:style-name="Table2.A2" office:value-type="string">
            <text:p text:style-name="P77">Rule actions v3 optimum 1 additional rules 2<text:span text:style-name="T34">7 - 3</text:span>.py</text:p>
          </table:table-cell>
          <table:table-cell table:style-name="Table2.A2" office:value-type="string">
            <text:p text:style-name="P82">(0.2, 0.2)</text:p>
          </table:table-cell>
          <table:table-cell table:style-name="Table2.A2" office:value-type="string">
            <text:p text:style-name="P87">(3, 0.5, 1, 10)</text:p>
          </table:table-cell>
          <table:table-cell table:style-name="Table2.A2" office:value-type="string">
            <text:p text:style-name="P81">8</text:p>
          </table:table-cell>
          <table:table-cell table:style-name="Table2.E2" office:value-type="string">
            <text:p text:style-name="P82">(5, 20)</text:p>
          </table:table-cell>
        </table:table-row>
      </table:table>
      <text:p text:style-name="P9"/>
      <text:p text:style-name="P60"><text:span text:style-name="T39">Submitted on Sep 15 (with victory logic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0">Rule actions v3 optimum 1 additional rules 2<text:span text:style-name="T34">7 - 4</text:span>.py</text:p>
          </table:table-cell>
          <table:table-cell table:style-name="Table3.A1" office:value-type="string">
            <text:p text:style-name="P97">(0.2, 0.5)</text:p>
          </table:table-cell>
          <table:table-cell table:style-name="Table3.A1" office:value-type="string">
            <text:p text:style-name="P95">(20, 8, 1, 15)</text:p>
          </table:table-cell>
          <table:table-cell table:style-name="Table3.A1" office:value-type="string">
            <text:p text:style-name="P96">8</text:p>
          </table:table-cell>
          <table:table-cell table:style-name="Table3.E1" office:value-type="string">
            <text:p text:style-name="P97">(2, 20)</text:p>
          </table:table-cell>
        </table:table-row>
      </table:table>
      <text:p text:style-name="P61"/>
      <text:p text:style-name="P62">Meta analysis conclusions:</text:p>
      <text:list xml:id="list1103552222" text:style-name="L3">
        <text:list-item>
          <text:p text:style-name="P63">Triangle &gt; influence base strategy</text:p>
        </text:list-item>
        <text:list-item>
          <text:p text:style-name="P88">(3, 0.5, 1, 10) <text:span text:style-name="T44">&gt; influence base strategy</text:span></text:p>
        </text:list-item>
      </text:list>
      <text:p text:style-name="P90"/>
      <text:p text:style-name="P90">Sweep over:</text:p>
      <text:list xml:id="list1180329128" text:style-name="L4">
        <text:list-item>
          <text:p text:style-name="P92">Triangle or hand-picked base strategy</text:p>
        </text:list-item>
        <text:list-item>
          <text:p text:style-name="P91">Strategic base distance: 7-9</text:p>
        </text:list-item>
        <text:list-item>
          <text:p text:style-name="P91">Number of standard and initial ships early/late hunting</text:p>
        </text:list-item>
      </text:list>
      <text:p text:style-name="P90"/>
      <text:p text:style-name="P93">Keep fixed:</text:p>
      <text:list xml:id="list1677531" text:style-name="L6">
        <text:list-item>
          <text:p text:style-name="P100"><text:span text:style-name="T46">(0.2, 0.5) collect n step risk</text:span></text:p>
        </text:list-item>
        <text:list-item>
          <text:p text:style-name="P100"><text:span text:style-name="T46">Start camp if not winning: False</text:span></text:p>
        </text:list-item>
      </text:list>
      <text:list xml:id="list165001775645446" text:continue-list="list1103552222" text:style-name="L3">
        <text:list-header>
          <text:p text:style-name="P63"/>
        </text:list-header>
      </text:list>
      <text:p text:style-name="P64"><text:span text:style-name="T42">Final s</text:span><text:span text:style-name="T41">ubmissions Sep 1</text:span><text:span text:style-name="T42">5</text:span><text:span text:style-name="T41">: </text:span><text:span text:style-name="T40">Rule actions v3 optimum 1 additional rules 2</text:span><text:span text:style-name="T43">9</text:span></text:p>
      <text:p text:style-name="P76">Camping strategy: <text:span text:style-name="T35">start_camp_if_not_winning </text:span><text:span text:style-name="T36">Fal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Submission name</text:p>
          </table:table-cell>
          <table:table-cell table:style-name="Table4.A1" office:value-type="string">
            <text:p text:style-name="P69">Base strategy</text:p>
            <text:p text:style-name="P74">(triangle, independent, influence, potential)</text:p>
          </table:table-cell>
          <table:table-cell table:style-name="Table4.A1" office:value-type="string">
            <text:p text:style-name="P72">Strategic base distance</text:p>
          </table:table-cell>
          <table:table-cell table:style-name="Table4.D1" office:value-type="string">
            <text:p text:style-name="P70">Standard ships <text:span text:style-name="T37">(</text:span><text:span text:style-name="T35">early </text:span><text:span text:style-name="T37">hunting,</text:span></text:p>
            <text:p text:style-name="P70"><text:span text:style-name="T37"><text:s/>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4.A2" office:value-type="string">
            <text:p text:style-name="P78">Rule actions v3 optimum 1 additional rules 2<text:span text:style-name="T45">9 - 1</text:span>.py</text:p>
          </table:table-cell>
          <table:table-cell table:style-name="Table4.A2" office:value-type="string">
            <text:p text:style-name="P86">(20, 8, 1, 15)</text:p>
          </table:table-cell>
          <table:table-cell table:style-name="Table4.A2" office:value-type="string">
            <text:p text:style-name="P98">7</text:p>
          </table:table-cell>
          <table:table-cell table:style-name="Table4.D2" office:value-type="string">
            <text:p text:style-name="P99">(<text:span text:style-name="T48">5</text:span>, <text:span text:style-name="T47">20</text:span>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2</text:span>.py</text:p>
          </table:table-cell>
          <table:table-cell table:style-name="Table4.A2" office:value-type="string">
            <text:p text:style-name="P86">(20, 8, 1, 15)</text:p>
          </table:table-cell>
          <table:table-cell table:style-name="Table4.A2" office:value-type="string">
            <text:p text:style-name="P94">8</text:p>
          </table:table-cell>
          <table:table-cell table:style-name="Table4.D2" office:value-type="string">
            <text:p text:style-name="P84">(<text:span text:style-name="T48">5</text:span>, 15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3</text:span>.py</text:p>
          </table:table-cell>
          <table:table-cell table:style-name="Table4.A2" office:value-type="string">
            <text:p text:style-name="P89">(3, 0.5, 1, 10)</text:p>
          </table:table-cell>
          <table:table-cell table:style-name="Table4.A2" office:value-type="string">
            <text:p text:style-name="P94">7</text:p>
          </table:table-cell>
          <table:table-cell table:style-name="Table4.D2" office:value-type="string">
            <text:p text:style-name="P84">(<text:span text:style-name="T48">5</text:span>, 15)</text:p>
          </table:table-cell>
        </table:table-row>
        <table:table-row>
          <table:table-cell table:style-name="Table4.A2" office:value-type="string">
            <text:p text:style-name="P79">Rule actions v3 optimum 1 additional rules 2<text:span text:style-name="T45">9 - 4</text:span>.py</text:p>
          </table:table-cell>
          <table:table-cell table:style-name="Table4.A2" office:value-type="string">
            <text:p text:style-name="P89">(3, 0.5, 1, 10)</text:p>
          </table:table-cell>
          <table:table-cell table:style-name="Table4.A2" office:value-type="string">
            <text:p text:style-name="P98">8</text:p>
          </table:table-cell>
          <table:table-cell table:style-name="Table4.D2" office:value-type="string">
            <text:p text:style-name="P99">(<text:span text:style-name="T48">5</text:span>, 20)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5T16:50:01.249825747</dc:date>
    <meta:editing-duration>P26DT12H17M21S</meta:editing-duration>
    <meta:editing-cycles>158</meta:editing-cycles>
    <meta:document-statistic meta:table-count="4" meta:image-count="0" meta:object-count="0" meta:page-count="3" meta:paragraph-count="148" meta:word-count="1000" meta:character-count="5593" meta:non-whitespace-character-count="4771"/>
  </office:meta>
</office:document-meta>
</file>